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justify" style:justify-single-word="false"/>
      <style:text-properties style:font-name="Times New Roman" fo:font-size="10pt" fo:font-weight="normal" style:font-size-asian="17.5pt" style:font-weight-asian="normal" style:font-size-complex="20pt" style:font-weight-complex="normal"/>
    </style:style>
    <style:style style:name="P3" style:family="paragraph" style:parent-style-name="Standard" style:list-style-name="L1">
      <style:paragraph-properties fo:text-align="justify" style:justify-single-word="false"/>
      <style:text-properties style:font-name="Times New Roman" fo:font-size="10pt" fo:font-weight="normal" style:font-size-asian="17.5pt" style:font-weight-asian="normal" style:font-size-complex="20pt" style:font-weight-complex="normal"/>
    </style:style>
    <style:style style:name="P4" style:family="paragraph" style:parent-style-name="Standard">
      <style:paragraph-properties fo:text-align="justify" style:justify-single-word="false"/>
      <style:text-properties style:font-name="Times New Roman" fo:font-size="10pt" style:font-size-asian="17.5pt" style:font-size-complex="20pt"/>
    </style:style>
    <style:style style:name="P5" style:family="paragraph" style:parent-style-name="Standard">
      <style:paragraph-properties fo:text-align="justify" style:justify-single-word="false"/>
      <style:text-properties style:font-name="Times New Roman" fo:font-size="10pt" style:text-underline-style="none" fo:font-weight="normal" style:font-size-asian="17.5pt" style:font-weight-asian="normal" style:font-size-complex="20pt" style:font-weight-complex="normal"/>
    </style:style>
    <style:style style:name="P6" style:family="paragraph" style:parent-style-name="Standard" style:list-style-name="L2">
      <style:paragraph-properties fo:text-align="justify" style:justify-single-word="false"/>
      <style:text-properties style:font-name="Times New Roman" fo:font-size="10pt" style:text-underline-style="none" fo:font-weight="normal" style:font-size-asian="17.5pt" style:font-weight-asian="normal" style:font-size-complex="20pt" style:font-weight-complex="normal"/>
    </style:style>
    <style:style style:name="P7" style:family="paragraph" style:parent-style-name="Standard" style:list-style-name="L7">
      <style:paragraph-properties fo:text-align="justify" style:justify-single-word="false"/>
      <style:text-properties style:font-name="Times New Roman" fo:font-size="10pt" style:text-underline-style="none" fo:font-weight="normal" style:font-size-asian="17.5pt" style:font-weight-asian="normal" style:font-size-complex="20pt" style:font-weight-complex="normal"/>
    </style:style>
    <style:style style:name="P8" style:family="paragraph" style:parent-style-name="Standard" style:list-style-name="L8">
      <style:paragraph-properties fo:text-align="justify" style:justify-single-word="false"/>
      <style:text-properties style:font-name="Times New Roman" fo:font-size="10pt" style:text-underline-style="none" fo:font-weight="normal" style:font-size-asian="17.5pt" style:font-weight-asian="normal" style:font-size-complex="20pt" style:font-weight-complex="normal"/>
    </style:style>
    <style:style style:name="P9" style:family="paragraph" style:parent-style-name="Standard" style:list-style-name="L9">
      <style:paragraph-properties fo:text-align="justify" style:justify-single-word="false"/>
      <style:text-properties style:font-name="Times New Roman" fo:font-size="10pt" style:text-underline-style="none" fo:font-weight="normal" style:font-size-asian="17.5pt" style:font-weight-asian="normal" style:font-size-complex="20pt" style:font-weight-complex="normal"/>
    </style:style>
    <style:style style:name="P10" style:family="paragraph" style:parent-style-name="Standard" style:list-style-name="L10">
      <style:paragraph-properties fo:text-align="justify" style:justify-single-word="false"/>
      <style:text-properties style:font-name="Times New Roman" fo:font-size="10pt" style:text-underline-style="none" fo:font-weight="normal" style:font-size-asian="17.5pt" style:font-weight-asian="normal" style:font-size-complex="20pt" style:font-weight-complex="normal"/>
    </style:style>
    <style:style style:name="P11" style:family="paragraph" style:parent-style-name="Standard" style:list-style-name="L12">
      <style:paragraph-properties fo:text-align="justify" style:justify-single-word="false"/>
      <style:text-properties style:font-name="Times New Roman" fo:font-size="10pt" style:text-underline-style="none" fo:font-weight="normal" style:font-size-asian="17.5pt" style:font-weight-asian="normal" style:font-size-complex="20pt" style:font-weight-complex="normal"/>
    </style:style>
    <style:style style:name="P12" style:family="paragraph" style:parent-style-name="Standard" style:list-style-name="L3">
      <style:paragraph-properties fo:text-align="justify" style:justify-single-word="false"/>
      <style:text-properties style:font-name="Times New Roman" fo:font-size="10pt" style:text-underline-style="none" fo:font-weight="normal" style:font-size-asian="17.5pt" style:font-weight-asian="normal" style:font-size-complex="20pt" style:font-weight-complex="normal"/>
    </style:style>
    <style:style style:name="P13" style:family="paragraph" style:parent-style-name="Standard" style:list-style-name="L4">
      <style:paragraph-properties fo:text-align="justify" style:justify-single-word="false"/>
      <style:text-properties style:font-name="Times New Roman" fo:font-size="10pt" style:text-underline-style="none" fo:font-weight="normal" style:font-size-asian="17.5pt" style:font-weight-asian="normal" style:font-size-complex="20pt" style:font-weight-complex="normal"/>
    </style:style>
    <style:style style:name="P14" style:family="paragraph" style:parent-style-name="Standard" style:list-style-name="L6">
      <style:paragraph-properties fo:text-align="justify" style:justify-single-word="false"/>
      <style:text-properties style:font-name="Times New Roman" fo:font-size="10pt" style:text-underline-style="none" fo:font-weight="normal" style:font-size-asian="17.5pt" style:font-weight-asian="normal" style:font-size-complex="20pt" style:font-weight-complex="normal"/>
    </style:style>
    <style:style style:name="P15" style:family="paragraph" style:parent-style-name="Standard">
      <style:paragraph-properties fo:text-align="justify" style:justify-single-word="false"/>
      <style:text-properties style:font-name="Times New Roman" fo:font-size="10pt" style:text-underline-style="none" fo:font-weight="bold" style:font-size-asian="17.5pt" style:font-weight-asian="bold" style:font-size-complex="20pt" style:font-weight-complex="bold"/>
    </style:style>
    <style:style style:name="P16" style:family="paragraph" style:parent-style-name="Standard" style:list-style-name="L12">
      <style:paragraph-properties fo:text-align="justify" style:justify-single-word="false"/>
      <style:text-properties style:font-name="Times New Roman" fo:font-size="10pt" style:text-underline-style="none" fo:font-weight="bold" style:font-size-asian="17.5pt" style:font-weight-asian="bold" style:font-size-complex="20pt" style:font-weight-complex="bold"/>
    </style:style>
    <style:style style:name="P17" style:family="paragraph" style:parent-style-name="Standard" style:list-style-name="L5">
      <style:paragraph-properties fo:text-align="justify" style:justify-single-word="false"/>
      <style:text-properties style:font-name="Times New Roman" fo:font-size="10pt" style:text-underline-style="none" fo:font-weight="bold" style:font-size-asian="17.5pt" style:font-weight-asian="bold" style:font-size-complex="20pt" style:font-weight-complex="bold"/>
    </style:style>
    <style:style style:name="P18" style:family="paragraph" style:parent-style-name="Heading_20_3">
      <style:paragraph-properties fo:text-align="justify" style:justify-single-word="false"/>
      <style:text-properties style:font-name="Times New Roman"/>
    </style:style>
    <style:style style:name="P19" style:family="paragraph" style:parent-style-name="Text_20_body" style:list-style-name="">
      <style:paragraph-properties fo:text-align="justify" style:justify-single-word="false"/>
      <style:text-properties style:font-name="Times New Roman"/>
    </style:style>
    <style:style style:name="P20" style:family="paragraph" style:parent-style-name="Text_20_body">
      <style:text-properties fo:font-size="10pt" style:font-size-asian="10pt" style:font-size-complex="10pt"/>
    </style:style>
    <style:style style:name="P21" style:family="paragraph" style:parent-style-name="Footer">
      <style:paragraph-properties fo:text-align="center" style:justify-single-word="false"/>
      <style:text-properties fo:font-size="12pt" style:font-size-asian="12pt" style:font-size-complex="12pt"/>
    </style:style>
    <style:style style:name="P22" style:family="paragraph" style:parent-style-name="Heading_20_2">
      <style:paragraph-properties fo:text-align="justify" style:justify-single-word="false"/>
      <style:text-properties style:font-name="Times New Roman"/>
    </style:style>
    <style:style style:name="P23" style:family="paragraph" style:parent-style-name="Heading_20_2">
      <style:paragraph-properties fo:text-align="justify" style:justify-single-word="false" fo:break-before="page"/>
      <style:text-properties style:font-name="Times New Roman"/>
    </style:style>
    <style:style style:name="P24" style:family="paragraph" style:parent-style-name="Heading_20_1">
      <style:paragraph-properties fo:text-align="justify" style:justify-single-word="false"/>
      <style:text-properties style:font-name="Times New Roman"/>
    </style:style>
    <style:style style:name="P25" style:family="paragraph" style:parent-style-name="Heading_20_1">
      <style:paragraph-properties fo:break-before="page"/>
    </style:style>
    <style:style style:name="P26" style:family="paragraph" style:parent-style-name="Contents_20_Heading">
      <style:paragraph-properties fo:break-before="page"/>
    </style:style>
    <style:style style:name="P27" style:family="paragraph" style:parent-style-name="Contents_20_1">
      <style:paragraph-properties>
        <style:tab-stops>
          <style:tab-stop style:position="17.59cm" style:type="right" style:leader-style="dotted" style:leader-text="."/>
        </style:tab-stops>
      </style:paragraph-properties>
    </style:style>
    <style:style style:name="P28" style:family="paragraph" style:parent-style-name="Contents_20_2">
      <style:paragraph-properties>
        <style:tab-stops>
          <style:tab-stop style:position="17.09cm" style:type="right" style:leader-style="dotted" style:leader-text="."/>
        </style:tab-stops>
      </style:paragraph-properties>
    </style:style>
    <style:style style:name="P29" style:family="paragraph" style:parent-style-name="Contents_20_3">
      <style:paragraph-properties>
        <style:tab-stops>
          <style:tab-stop style:position="16.591cm" style:type="right" style:leader-style="dotted" style:leader-text="."/>
        </style:tab-stops>
      </style:paragraph-properties>
    </style:style>
    <style:style style:name="P30" style:family="paragraph" style:parent-style-name="Header">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agraph-properties fo:text-align="center"/>
    </style:style>
    <style:style style:name="P32" style:family="paragraph">
      <style:paragraph-properties fo:text-align="center"/>
      <style:text-properties fo:font-size="24pt" style:font-size-asian="24pt" style:font-size-complex="2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fo:font-weight="normal" style:font-weight-asian="normal" style:font-weight-complex="normal"/>
    </style:style>
    <style:style style:name="T6" style:family="text">
      <style:text-properties fo:font-size="24pt" style:font-size-asian="24pt" style:font-size-complex="24pt"/>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2.81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17" draw:style-name="gr1" draw:text-style-name="P32" svg:width="9.434cm" svg:height="2.814cm" svg:x="3.983cm" svg:y="10.038cm"><draw:text-box><text:p text:style-name="P31"><text:span text:style-name="T6">Apontamentos de Contabilidade Nacional</text:span></text:p></draw:text-box></draw:fram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26">Índice</text:p>
          </text:index-title>
          <text:p text:style-name="P28">Índices de Preços<text:tab/>3</text:p>
          <text:p text:style-name="P27">Produto, Rendimento e Despesa<text:tab/>3</text:p>
          <text:p text:style-name="P28">Produto<text:tab/>3</text:p>
          <text:p text:style-name="P29">O Produto a Preços de Correntes e a Preços Constantes<text:tab/>4</text:p>
          <text:p text:style-name="P29">O Produto a Preços de Mercado e ao Custo de Factores<text:tab/>4</text:p>
          <text:p text:style-name="P29">O Produto Interno e o Produto Nacional<text:tab/>4</text:p>
          <text:p text:style-name="P29">O Produto Líquido e o Produto Bruto<text:tab/>4</text:p>
          <text:p text:style-name="P29">O Produto Nacional Bruto a Preços de Mercado () <text:tab/>5</text:p>
          <text:p text:style-name="P29">O Produto Nacional Líquido a Custo de Factores ()<text:tab/>5</text:p>
          <text:p text:style-name="P28">O Rendimento<text:tab/>5</text:p>
          <text:p text:style-name="P29">O Papel do Estado na Repartição do Rendimento<text:tab/>5</text:p>
          <text:p text:style-name="P29">Rendimento Nacional e Rendimento Disponível<text:tab/>5</text:p>
          <text:p text:style-name="P28">A Despesa<text:tab/>6</text:p>
          <text:p text:style-name="P29">O Investimento<text:tab/>6</text:p>
          <text:p text:style-name="P29">Despesa Nacional<text:tab/>6</text:p>
          <text:p text:style-name="P27">Bibliografia<text:tab/>7</text:p>
        </text:index-body>
      </text:table-of-content>
      <text:h text:style-name="P19" text:outline-level="2"/>
      <text:h text:style-name="P23" text:outline-level="2">Índices de Preços</text:h>
      <text:p text:style-name="P2">Forma de expressar as variações de valor da moeda e consistem em estabelecer uma relação entre os preços dos bens verificados em momentos diferentes.</text:p>
      <text:p text:style-name="P2">Fórmula:</text:p>
      <text:p text:style-name="P2"/>
      <text:p text:style-name="P2"><draw:frame draw:style-name="fr1" draw:name="Object1" text:anchor-type="as-char" svg:width="6.454cm" svg:height="0.829cm" draw:z-index="0"><draw:object xlink:href="./Object 1" xlink:type="simple" xlink:show="embed" xlink:actuate="onLoad"/><draw:image xlink:href="./ObjectReplacements/Object 1" xlink:type="simple" xlink:show="embed" xlink:actuate="onLoad"/></draw:frame></text:p>
      <text:p text:style-name="P4"/>
      <text:p text:style-name="P4">Uma vez que se pretende avaliar a variação dos preço dos bens, se considerarmos um conjunto alargado de bens típicos de consumo da famílias, pode-se calcular a variação do custo desse cabaz de bens, o que traduz, com alguma segurança, a subida (ou não) do custo de vida da generalidade da população.</text:p>
      <text:p text:style-name="P4">A este indicador chama-se <text:span text:style-name="T1">Índice de Preços no Consumidor (IPC)</text:span><text:span text:style-name="T2">, e calcula-se da seguinte forma:</text:span></text:p>
      <text:list xml:id="list314652616" text:style-name="L1">
        <text:list-item>
          <text:p text:style-name="P3">considera-se um conjunto de bens e serviços, o mais alargado possível</text:p>
        </text:list-item>
        <text:list-item>
          <text:p text:style-name="P3">calcula-se a quantidade que cada pessoa consome desses produtos, por ano</text:p>
        </text:list-item>
        <text:list-item>
          <text:p text:style-name="P3">determina-se quanto custa esse “cabaz” de produtos no ano base</text:p>
        </text:list-item>
        <text:list-item>
          <text:p text:style-name="P3">determina-se quanto custa o mesmo “cabaz” de produtos, no ano que se está a considerar</text:p>
        </text:list-item>
        <text:list-item>
          <text:p text:style-name="P3">estabelece-se a relação entre esses dois preços do custo do “cabaz”</text:p>
        </text:list-item>
      </text:list>
      <text:p text:style-name="P2"/>
      <text:p text:style-name="P4"><text:span text:style-name="T2">Uma vez que o </text:span><text:span text:style-name="T1">IPC</text:span><text:span text:style-name="T2"> pretende revelar o aumento ou a diminuição do custo de vida da população, </text:span><text:span text:style-name="T4">é possível relacionar este índice com a taxa de inflação, que frequentemente são considerados sinónimos</text:span><text:span text:style-name="T5">.</text:span></text:p>
      <text:p text:style-name="P5"/>
      <text:h text:style-name="P24" text:outline-level="1">Produto, Rendimento e Despesa</text:h>
      <text:p text:style-name="P5">Processos de cálculo do valor do Produto Nacional pode ser feito segundo três ópticas distintas:</text:p>
      <text:list xml:id="list1252683143" text:style-name="L2">
        <text:list-item>
          <text:p text:style-name="P6">Produção</text:p>
          <text:list>
            <text:list-item>
              <text:p text:style-name="P6">Os produtos são classificados pela sua natureza e origem</text:p>
            </text:list-item>
          </text:list>
        </text:list-item>
        <text:list-item>
          <text:p text:style-name="P6">Rendimento</text:p>
          <text:list>
            <text:list-item>
              <text:p text:style-name="P6">Rendimentos obtidos com a sua venda e ao modo como esses rendimentos são repartidos, que sob a forma de remunerações do trabalho, que sob a forma de excedentes de produção (juros, lucros, etc)</text:p>
            </text:list-item>
          </text:list>
        </text:list-item>
        <text:list-item>
          <text:p text:style-name="P6">Despesa</text:p>
          <text:list>
            <text:list-item>
              <text:p text:style-name="P6">Perspectiva da produção em função da utilização que lhe é dada. Ex: se o bem produzido se destina ao consumo, ao investimento ou à exportação.</text:p>
            </text:list-item>
          </text:list>
        </text:list-item>
      </text:list>
      <text:p text:style-name="P5"/>
      <text:p text:style-name="P5">O interesse de determinar o valor do produto nacional, resulta da possibilidade de se analisar, quer a participação de cada ramo de actividade, que ainda o destino dado ao rendimento criado, bem com aos bens e aos serviços produzidos.</text:p>
      <text:p text:style-name="P15"/>
      <text:h text:style-name="P22" text:outline-level="2">Produto</text:h>
      <text:p text:style-name="P5">Um dos maiores obstáculos para a determinação do valor da produção diz respeito ao chamado “Problema da Múltipla Contagem”. <text:s/>Este problema traduz a dificuldade que existe em evitar que o valor de cada bem seja registado mais do que uma vez.</text:p>
      <text:p text:style-name="P5">Para ultrapassar esta dificuldade recorre-se ao <text:span text:style-name="T1">Método dos Valores Acrescentados</text:span>, ou ao <text:span text:style-name="T1">Método do Produtos Finais</text:span>.</text:p>
      <text:p text:style-name="P5">O <text:span text:style-name="T1">Método dos Valores Acrescentados</text:span> baseia-se na determinação do valor acrescentado por cada unidade produtiva, calculado a diferença entre o valor das vendas e o valor das compras que foi necessário efectuar para conseguir realizar a produção. O Produto Global, resulta da soma dos valores acrescentados pelas unidades de produção.</text:p>
      <text:p text:style-name="P5">O<text:span text:style-name="T1"> Método do Produtos Finais, </text:span>consiste em determinar o valor do produto através das vendas de bens e de serviços que não voltem a ser transaccionados no período que se estiver a considerar, ou seja, não são considerados neste método os bens de consumo intermédio.</text:p>
      <text:p text:style-name="P5"/>
      <text:p text:style-name="P5">Em termos de contabilidade nacional, o somatório dos valores acrescentados pelos diversos sectores de actividade corresponde ao Produto Interno Bruto a preços de mercado (PIBpm) que representa o valor da produção efectuada dentro do território nacional avaliada em função dos preços pagos pelos consumidores.</text:p>
      <text:p text:style-name="P15"/>
      <text:h text:style-name="P18" text:outline-level="3"><text:soft-page-break/>O Produto a Preços de Correntes e a Preços Constantes</text:h>
      <text:p text:style-name="P15"><text:span text:style-name="T2">O valor da produção é calculado a </text:span><text:span text:style-name="T4">preços correntes</text:span><text:span text:style-name="T2"> quando os bens ou serviços são valorizados aos preços verificados no ano em causa.</text:span></text:p>
      <text:p text:style-name="P15"><text:span text:style-name="T2">É calculado a </text:span><text:span text:style-name="T4">preços constantes</text:span><text:span text:style-name="T2"> quando os bens e serviços são valorizados segundo preços de um ano considerado com base.</text:span></text:p>
      <text:p text:style-name="P15"><text:span text:style-name="T2">Desta forma, quaisquer comparações temporais <text:s/>feitas com o objectivo de analisar os níveis atingidos pela produção, deverão considera os valores calculados a preços constantes.</text:span></text:p>
      <text:p text:style-name="P15"><text:span text:style-name="T2">Evidentemente, os preços constantes resultam da deflação ou valorização dos preços de um ano relativamente a um ano base.</text:span></text:p>
      <text:p text:style-name="P15"><text:span text:style-name="T2"/></text:p>
      <text:p text:style-name="P5"/>
      <text:h text:style-name="P18" text:outline-level="3">O Produto a Preços de Mercado e ao Custo de Factores</text:h>
      <text:p text:style-name="P5">O Produto também pode ser analisado do ponto de vista do produtor, examinando os custos de produção (preços de custo de factores) ou tendo em conta os preços de venda (preços de mercado).</text:p>
      <text:p text:style-name="P5"/>
      <text:p text:style-name="P5">Designa-se <text:span text:style-name="T3">Produto ao Custo de Factores</text:span>, quando os valores atribuídos ao custo de produção não incluem os impostos indirectos, nem a eles foram deduzidos os subsídios dados pelo Estado à produção.</text:p>
      <text:p text:style-name="P5">O Estado recolhe impostos que recaem directamente sobre os preços de custo dos bens (IVA, imposto sobre produtos petrolíferos, etc), por outro lado concede subsídios à produção de certos bens essenciais a fim que o preço de venda desses bens seja acessível a toda a população.</text:p>
      <text:p text:style-name="P5">Este produto traduz efectivamente o preço por que os diferentes factores produtivos foram remunerados, o custo de produção dos bens e dos serviços.</text:p>
      <text:p text:style-name="P5"/>
      <text:p text:style-name="P5">De forma análoga, podemos verificar o Produto a Preços de Mercado como a inclusão do valor dos impostos indirectos e deduzirmos o montante dos subsídios à produção.</text:p>
      <text:p text:style-name="P5"/>
      <text:p text:style-name="P5"><draw:frame draw:style-name="fr2" draw:name="Object2" text:anchor-type="as-char" svg:width="9.781cm" svg:height="0.439cm" draw:z-index="1"><draw:object xlink:href="./Object 2" xlink:type="simple" xlink:show="embed" xlink:actuate="onLoad"/><draw:image xlink:href="./ObjectReplacements/Object 2" xlink:type="simple" xlink:show="embed" xlink:actuate="onLoad"/></draw:frame></text:p>
      <text:p text:style-name="P5"/>
      <text:h text:style-name="P18" text:outline-level="3">O Produto Interno e o Produto Nacional</text:h>
      <text:p text:style-name="P15"><text:span text:style-name="T2">O Produto Interno de um país é o somatório dos valores acrescentados de todas as unidades produtivas residentes nesse país. </text:span></text:p>
      <text:p text:style-name="P15"><text:span text:style-name="T2">No cálculo do Produto Interno é contabilizado a produção realizada no espaço económico nacional, independentemente do facto dos factores produtivos pertenceram a residentes ou não.</text:span></text:p>
      <text:p text:style-name="P15"><text:span text:style-name="T2">Se considerarmos o valor da produção de um país em determinado período de tempo e não tivermos em conta os rendimentos do Resto do Mundo (enviados e recebidos), estamos a calcular o Produto Interno. </text:span></text:p>
      <text:p text:style-name="P15"><text:span text:style-name="T2">O Produto Nacional é a soma do Produto Interno menos os Rendimentos Enviados ao Resto do Mundo somando o Rendimentos Recebidos do Resto do Mundo.</text:span></text:p>
      <text:p text:style-name="P15"><text:span text:style-name="T2"/></text:p>
      <text:p text:style-name="P15"><text:span text:style-name="T2">Os Rendimentos Enviados ao Resto do Mundo, resultam da remuneração de factores produtivos não residentes nesse país.</text:span></text:p>
      <text:p text:style-name="P15"><text:span text:style-name="T2">Os Rendimentos Recebidos do Resto do Mundo, resultam da remuneração de factores produtivos, provenientes dos residentes mas utilizados fora do país.</text:span></text:p>
      <text:p text:style-name="P15"><text:span text:style-name="T2"/></text:p>
      <text:p text:style-name="P15"><text:span text:style-name="T2"><draw:frame draw:style-name="fr2" draw:name="Object3" text:anchor-type="as-char" svg:width="11.578cm" svg:height="0.39cm" draw:z-index="2"><draw:object xlink:href="./Object 3" xlink:type="simple" xlink:show="embed" xlink:actuate="onLoad"/><draw:image xlink:href="./ObjectReplacements/Object 3" xlink:type="simple" xlink:show="embed" xlink:actuate="onLoad"/></draw:frame></text:span></text:p>
      <text:p text:style-name="P15"><text:span text:style-name="T2"/></text:p>
      <text:h text:style-name="P18" text:outline-level="3">O Produto Líquido e o Produto Bruto</text:h>
      <text:p text:style-name="P15"><text:span text:style-name="T2">Ao longo do processo produtivo os bens de equipamento vão-se depreciando porque envelhecem, desactualizam ou deterioram logo têm que ser substituídos.</text:span></text:p>
      <text:p text:style-name="P15"><text:span text:style-name="T2">Para o efeito, determina-se o valor da depreciação dos bens de equipamento tendo em atenção vários factores (tempo de vida do equipamento, ritmo de desenvolvimento tecnológico, desvalorização do valor da depreciação dos equipamentos). Este valor deverá ser retirado do valor total ou da riqueza do país a fim de poderem ser substituídos ou </text:span><text:soft-page-break/><text:span text:style-name="T2">reparados os bens depreciados.</text:span></text:p>
      <text:p text:style-name="P15"><text:span text:style-name="T2">A este valor dá-se o nome de amortização ou consumo de capital fixo.</text:span></text:p>
      <text:p text:style-name="P15"><text:span text:style-name="T2">Se ao valor da produção de um país não se retirar o valor das amortizações, estamos perante um Produto Bruto, caso contrário estamos perante um Produto Líquido.</text:span></text:p>
      <text:p text:style-name="P15"><text:span text:style-name="T2"/></text:p>
      <text:p text:style-name="P15"><text:span text:style-name="T2"/></text:p>
      <text:h text:style-name="P18" text:outline-level="3">O Produto Nacional Bruto a Preços de Mercado (<draw:frame draw:style-name="fr2" draw:name="Object4" text:anchor-type="as-char" svg:width="0.797cm" svg:height="0.265cm" draw:z-index="16"><draw:object xlink:href="./Object 4" xlink:type="simple" xlink:show="embed" xlink:actuate="onLoad"/><draw:image xlink:href="./ObjectReplacements/Object 4" xlink:type="simple" xlink:show="embed" xlink:actuate="onLoad"/></draw:frame>) </text:h>
      <text:h text:style-name="P18" text:outline-level="3">O Produto Nacional Líquido a Custo de Factores (<draw:frame draw:style-name="fr2" draw:name="Object5" text:anchor-type="as-char" svg:width="0.704cm" svg:height="0.265cm" draw:z-index="3"><draw:object xlink:href="./Object 5" xlink:type="simple" xlink:show="embed" xlink:actuate="onLoad"/><draw:image xlink:href="./ObjectReplacements/Object 5" xlink:type="simple" xlink:show="embed" xlink:actuate="onLoad"/></draw:frame>)</text:h>
      <text:h text:style-name="P18" text:outline-level="3"/>
      <text:p text:style-name="P5"><draw:frame draw:style-name="fr2" draw:name="Object6" text:anchor-type="as-char" svg:width="7.511cm" svg:height="0.487cm" draw:z-index="4"><draw:object xlink:href="./Object 6" xlink:type="simple" xlink:show="embed" xlink:actuate="onLoad"/><draw:image xlink:href="./ObjectReplacements/Object 6" xlink:type="simple" xlink:show="embed" xlink:actuate="onLoad"/></draw:frame></text:p>
      <text:p text:style-name="P5"><draw:frame draw:style-name="fr2" draw:name="Object7" text:anchor-type="as-char" svg:width="15.526cm" svg:height="0.439cm" draw:z-index="5"><draw:object xlink:href="./Object 7" xlink:type="simple" xlink:show="embed" xlink:actuate="onLoad"/><draw:image xlink:href="./ObjectReplacements/Object 7" xlink:type="simple" xlink:show="embed" xlink:actuate="onLoad"/></draw:frame></text:p>
      <text:p text:style-name="P5"><draw:frame draw:style-name="fr2" draw:name="Object8" text:anchor-type="as-char" svg:width="8.4cm" svg:height="0.439cm" draw:z-index="6"><draw:object xlink:href="./Object 8" xlink:type="simple" xlink:show="embed" xlink:actuate="onLoad"/><draw:image xlink:href="./ObjectReplacements/Object 8" xlink:type="simple" xlink:show="embed" xlink:actuate="onLoad"/></draw:frame></text:p>
      <text:p text:style-name="P5"><draw:frame draw:style-name="fr2" draw:name="Object9" text:anchor-type="as-char" svg:width="10.941cm" svg:height="0.439cm" draw:z-index="7"><draw:object xlink:href="./Object 9" xlink:type="simple" xlink:show="embed" xlink:actuate="onLoad"/><draw:image xlink:href="./ObjectReplacements/Object 9" xlink:type="simple" xlink:show="embed" xlink:actuate="onLoad"/></draw:frame></text:p>
      <text:p text:style-name="P5"/>
      <text:h text:style-name="P22" text:outline-level="2">O Rendimento</text:h>
      <text:p text:style-name="P5">O valor acrescentado bruto é a fonte de rendimentos entregues às forças produtivas utilizadas durante o processo produtivo.</text:p>
      <text:p text:style-name="P5">Cada empresa não distribui a totalidade do rendimento criado, parte será posto de reserva constituindo uma poupança da empresa e destina-se à substituição e manutenção dos seus equipamentos e ainda ao seu auto-financiamento.</text:p>
      <text:p text:style-name="P5">Com o valor acrescentado líquido as empresas irão remunerar os seus empregados, pagar empréstimos e entregar impostos ao Estado.</text:p>
      <text:p text:style-name="P5">Os factores de produção dividem-se:</text:p>
      <text:list xml:id="list1949822108" text:style-name="L7">
        <text:list-item>
          <text:p text:style-name="P7">Trabalho</text:p>
          <text:list>
            <text:list-item>
              <text:p text:style-name="P7">Salário (trabalhador)</text:p>
            </text:list-item>
          </text:list>
        </text:list-item>
      </text:list>
      <text:list xml:id="list427701856" text:style-name="L8">
        <text:list-item>
          <text:p text:style-name="P8">Capital</text:p>
          <text:list>
            <text:list-item>
              <text:p text:style-name="P8">Renda (Proprietário)</text:p>
            </text:list-item>
            <text:list-item>
              <text:p text:style-name="P8">Juro (Capitalista)</text:p>
            </text:list-item>
            <text:list-item>
              <text:p text:style-name="P8">Lucro (Empresário)</text:p>
            </text:list-item>
          </text:list>
        </text:list-item>
      </text:list>
      <text:p text:style-name="P15"/>
      <text:h text:style-name="P18" text:outline-level="3">O Papel do Estado na Repartição do Rendimento</text:h>
      <text:p text:style-name="P5">As políticas de redistribuição de rendimentos são:</text:p>
      <text:list xml:id="list967337754" text:style-name="L9">
        <text:list-item>
          <text:p text:style-name="P9">Políticas Fiscais</text:p>
          <text:list>
            <text:list-item>
              <text:p text:style-name="P9">Impostos que incidem sobre os rendimentos. São denominados impostos directos, com taxas progressivas.</text:p>
            </text:list-item>
          </text:list>
        </text:list-item>
      </text:list>
      <text:list xml:id="list131226383" text:style-name="L10">
        <text:list-item>
          <text:p text:style-name="P10">Políticas Sociais</text:p>
        </text:list-item>
      </text:list>
      <text:list xml:id="list102845951" text:continue-list="list967337754" text:style-name="L9">
        <text:list-item>
          <text:list>
            <text:list-item>
              <text:p text:style-name="P9">Fornecimento de bens e serviços à comunidade</text:p>
            </text:list-item>
          </text:list>
        </text:list-item>
      </text:list>
      <text:p text:style-name="P5"/>
      <text:h text:style-name="P18" text:outline-level="3">Rendimento Nacional e Rendimento Disponível</text:h>
      <text:list xml:id="list1869039502" text:style-name="L12">
        <text:list-item>
          <text:p text:style-name="P16"><text:span text:style-name="T2">Remunerações aferidas por todos os trabalhadores por conta de outrem</text:span></text:p>
          <text:list>
            <text:list-item>
              <text:p text:style-name="P16"><text:span text:style-name="T2">Salários e vencimentos brutos</text:span></text:p>
            </text:list-item>
            <text:list-item>
              <text:p text:style-name="P16"><text:span text:style-name="T2">Cotizações patronais efectivas</text:span></text:p>
            </text:list-item>
          </text:list>
        </text:list-item>
        <text:list-item>
          <text:p text:style-name="P11">Contribuições Sociais</text:p>
        </text:list-item>
        <text:list-item>
          <text:p text:style-name="P11">Excedente Bruto da Exploração</text:p>
          <text:list>
            <text:list-item>
              <text:p text:style-name="P11">Rendimentos da Propriedade e da empresa que vão para as famílias</text:p>
              <text:list>
                <text:list-item>
                  <text:p text:style-name="P11">Rendimentos a particulares como resultado da sua participação na actividade empresarial</text:p>
                </text:list-item>
                <text:list-item>
                  <text:p text:style-name="P11"><text:soft-page-break/>Posse de certos bens, sob a forma de juros, lucros e dividendos</text:p>
                </text:list-item>
                <text:list-item>
                  <text:p text:style-name="P11">Lucros da exploração individual </text:p>
                </text:list-item>
                <text:list-item>
                  <text:p text:style-name="P11">pagamento do trabalho fornecido pelo proprietário</text:p>
                </text:list-item>
              </text:list>
            </text:list-item>
            <text:list-item>
              <text:p text:style-name="P11">Rendimento de propriedade e da empresa (não são distribuídos)</text:p>
              <text:list>
                <text:list-item>
                  <text:p text:style-name="P11">Rendimentos Retidos</text:p>
                  <text:list>
                    <text:list-item>
                      <text:p text:style-name="P11">Destinam-se à constituição de reservas</text:p>
                    </text:list-item>
                    <text:list-item>
                      <text:p text:style-name="P11">Auto-financiamento</text:p>
                    </text:list-item>
                  </text:list>
                </text:list-item>
              </text:list>
            </text:list-item>
            <text:list-item>
              <text:p text:style-name="P11">Rendimentos de propriedade e da empresa da Administração Pública</text:p>
              <text:list>
                <text:list-item>
                  <text:p text:style-name="P11">Montante líquido arrecadado das propriedades e dos rendimentos de exploração</text:p>
                </text:list-item>
              </text:list>
            </text:list-item>
          </text:list>
        </text:list-item>
        <text:list-item>
          <text:p text:style-name="P11">Rendimentos do Resto do Mundo</text:p>
        </text:list-item>
        <text:list-item>
          <text:p text:style-name="P11">Rendimentos Recebidos pela Administração Pública</text:p>
          <text:list>
            <text:list-item>
              <text:p text:style-name="P11">Impostos Indirectos líquidos de subsídios à produção</text:p>
            </text:list-item>
          </text:list>
        </text:list-item>
      </text:list>
      <text:p text:style-name="P5"/>
      <text:p text:style-name="P5">Porque o rendimento nacional não permite a obtenção de amortizações, é um rendimento bruto e como inclui os impostos indirectos líquidos de subsídios é um rendimento a preços de mercado.</text:p>
      <text:p text:style-name="P5"/>
      <text:p text:style-name="P5"><draw:frame draw:style-name="fr2" draw:name="Object17" text:anchor-type="as-char" svg:width="2.011cm" svg:height="0.439cm" draw:z-index="15"><draw:object xlink:href="./Object 17" xlink:type="simple" xlink:show="embed" xlink:actuate="onLoad"/><draw:image xlink:href="./ObjectReplacements/Object 17" xlink:type="simple" xlink:show="embed" xlink:actuate="onLoad"/></draw:frame></text:p>
      <text:p text:style-name="P5"/>
      <text:p text:style-name="P5">Para o Rendimento Disponível contabiliza-se as transferências correntes do Resto do Mundo, em que se destacam as Remessa dos Emigrantes.</text:p>
      <text:list xml:id="list757223543" text:continue-list="list102845951" text:style-name="L9">
        <text:list-item>
          <text:list>
            <text:list-header>
              <text:p text:style-name="P9"><text:s/></text:p>
            </text:list-header>
          </text:list>
        </text:list-item>
      </text:list>
      <text:p text:style-name="P5"/>
      <text:h text:style-name="P22" text:outline-level="2">A Despesa</text:h>
      <text:p text:style-name="P5">Existem dois tipos de consumo:</text:p>
      <text:list xml:id="list693707861" text:style-name="L3">
        <text:list-item>
          <text:p text:style-name="P12">O Consumo Privado</text:p>
          <text:list>
            <text:list-item>
              <text:p text:style-name="P12">despesas feitas pelas famílias com a alimentação, vestuário, habitação, transportes, energia, etc</text:p>
            </text:list-item>
          </text:list>
        </text:list-item>
      </text:list>
      <text:list xml:id="list1283008078" text:style-name="L4">
        <text:list-item>
          <text:p text:style-name="P13">O Consumo Publico (ou Colectivo)</text:p>
          <text:list>
            <text:list-item>
              <text:p text:style-name="P13">Despesas de funcionamento</text:p>
            </text:list-item>
          </text:list>
        </text:list-item>
      </text:list>
      <text:p text:style-name="P5"/>
      <text:h text:style-name="P18" text:outline-level="3">O Investimento</text:h>
      <text:p text:style-name="P15"><text:span text:style-name="T2">Despesas efectuadas em cada ano com objectivos produtivos e é indispensável à Produção. Os particulares são a principal fonte de investimento ao pouparem o seu rendimento disponível.</text:span></text:p>
      <text:p text:style-name="P15"><text:span text:style-name="T2">No Investimento destacam-se duas componentes distintas:</text:span></text:p>
      <text:list xml:id="list1708404447" text:style-name="L5">
        <text:list-item>
          <text:p text:style-name="P17"><text:span text:style-name="T2">Formação Bruta de Capital fixo, inclui o conjunto dos bens duradouros de produção adquiridos durante o período de tempo que se estiver a considerar.</text:span></text:p>
        </text:list-item>
        <text:list-item>
          <text:p text:style-name="P17"><text:span text:style-name="T2">Variação de Existências, conjunto de bens que não foram objecto de consumo ou seja de procura final</text:span></text:p>
        </text:list-item>
      </text:list>
      <text:p text:style-name="P15"><text:span text:style-name="T2"/></text:p>
      <text:h text:style-name="P18" text:outline-level="3">Despesa Nacional</text:h>
      <text:list xml:id="list274961566" text:style-name="L6">
        <text:list-item>
          <text:p text:style-name="P14">Consumo Privado, todas as despesas efectuadas pelos particulares em bens e serviços não reprodutivos que se destinam à sua necessidade</text:p>
        </text:list-item>
        <text:list-item>
          <text:p text:style-name="P14">Consumo Público, despesas correntes da Administração Pública, despesas de aquisição de bens e serviços completamente utilizados no ano em que são adquiridos, bem como os consumos das Administrações Privadas sem fins lucrativos.</text:p>
        </text:list-item>
        <text:list-item>
          <text:p text:style-name="P14">Investimento, reposição e/ou ampliação da capacidade de produção, diferença entre os valores de stock de produtos</text:p>
        </text:list-item>
      </text:list>
      <text:p text:style-name="P5"/>
      <text:p text:style-name="P5"><draw:frame draw:style-name="fr2" draw:name="Object10" text:anchor-type="as-char" svg:width="13.998cm" svg:height="0.39cm" draw:z-index="8"><draw:object xlink:href="./Object 10" xlink:type="simple" xlink:show="embed" xlink:actuate="onLoad"/><draw:image xlink:href="./ObjectReplacements/Object 10" xlink:type="simple" xlink:show="embed" xlink:actuate="onLoad"/></draw:frame></text:p>
      <text:p text:style-name="P5"><draw:frame draw:style-name="fr2" draw:name="Object11" text:anchor-type="as-char" svg:width="10.41cm" svg:height="0.39cm" draw:z-index="9"><draw:object xlink:href="./Object 11" xlink:type="simple" xlink:show="embed" xlink:actuate="onLoad"/><draw:image xlink:href="./ObjectReplacements/Object 11" xlink:type="simple" xlink:show="embed" xlink:actuate="onLoad"/></draw:frame></text:p>
      <text:p text:style-name="P5"><draw:frame draw:style-name="fr2" draw:name="Object12" text:anchor-type="as-char" svg:width="7.913cm" svg:height="0.39cm" draw:z-index="10"><draw:object xlink:href="./Object 12" xlink:type="simple" xlink:show="embed" xlink:actuate="onLoad"/><draw:image xlink:href="./ObjectReplacements/Object 12" xlink:type="simple" xlink:show="embed" xlink:actuate="onLoad"/></draw:frame></text:p>
      <text:p text:style-name="P5"><draw:frame draw:style-name="fr2" draw:name="Object13" text:anchor-type="as-char" svg:width="13.915cm" svg:height="0.439cm" draw:z-index="11"><draw:object xlink:href="./Object 13" xlink:type="simple" xlink:show="embed" xlink:actuate="onLoad"/><draw:image xlink:href="./ObjectReplacements/Object 13" xlink:type="simple" xlink:show="embed" xlink:actuate="onLoad"/></draw:frame></text:p>
      <text:p text:style-name="P5"><text:soft-page-break/><draw:frame draw:style-name="fr2" draw:name="Object14" text:anchor-type="as-char" svg:width="9.467cm" svg:height="0.439cm" draw:z-index="12"><draw:object xlink:href="./Object 14" xlink:type="simple" xlink:show="embed" xlink:actuate="onLoad"/><draw:image xlink:href="./ObjectReplacements/Object 14" xlink:type="simple" xlink:show="embed" xlink:actuate="onLoad"/></draw:frame></text:p>
      <text:p text:style-name="P5"><draw:frame draw:style-name="fr2" draw:name="Object15" text:anchor-type="as-char" svg:width="7.975cm" svg:height="0.439cm" draw:z-index="13"><draw:object xlink:href="./Object 15" xlink:type="simple" xlink:show="embed" xlink:actuate="onLoad"/><draw:image xlink:href="./ObjectReplacements/Object 15" xlink:type="simple" xlink:show="embed" xlink:actuate="onLoad"/></draw:frame></text:p>
      <text:p text:style-name="P5"><draw:frame draw:style-name="fr2" draw:name="Object16" text:anchor-type="as-char" svg:width="7.087cm" svg:height="0.439cm" draw:z-index="14"><draw:object xlink:href="./Object 16" xlink:type="simple" xlink:show="embed" xlink:actuate="onLoad"/><draw:image xlink:href="./ObjectReplacements/Object 16" xlink:type="simple" xlink:show="embed" xlink:actuate="onLoad"/></draw:frame></text:p>
      <text:p text:style-name="P5"/>
      <text:h text:style-name="P25" text:outline-level="1">Bibliografia</text:h>
      <text:p text:style-name="P20">Economia, 10º Ano, </text:p>
      <text:p text:style-name="P20"><text:tab/>Maria da Luz Oliveira, </text:p>
      <text:p text:style-name="P20"><text:tab/>Maria João Pais, </text:p>
      <text:p text:style-name="P20"><text:tab/>Belmiro Gil Cabrito, </text:p>
      <text:p text:style-name="P20"><text:tab/>Lisboa, 1992, 7ª Edição,</text:p>
      <text:p text:style-name="P20"><text:tab/>Texto Editora </text:p>
      <text:p text:style-name="P20"><text:tab/>ISBN:972-47-004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6pt" fo:language="pt" fo:country="P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6pt" fo:language="pt" fo:country="P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fo:font-size="12pt"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Licenciatura Informática e Computadores :: EGP </text:p>
      </style:header>
      <style:footer>
        <text:p text:style-name="MP2">Nuno Cancelo :: 31401 :: ISEL :: Semestre Verão :: Ano Lectivo 2009/2010 <text:s/><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Nuno Cancelo</meta:initial-creator>
    <meta:creation-date>2010-04-03T12:26:28</meta:creation-date>
    <dc:date>2010-04-03T18:24:43</dc:date>
    <dc:creator>Nuno Cancelo</dc:creator>
    <meta:editing-duration>PT03H52M07S</meta:editing-duration>
    <meta:editing-cycles>39</meta:editing-cycles>
    <meta:generator>OpenOffice.org/3.1$Linux OpenOffice.org_project/310m19$Build-9420</meta:generator>
    <meta:document-statistic meta:table-count="0" meta:image-count="0" meta:object-count="17" meta:page-count="8" meta:paragraph-count="148" meta:word-count="1744" meta:character-count="10802"/>
  </office:meta>
</office:document-meta>
</file>

<file path=Object 1/content.xml><?xml version="1.0" encoding="utf-8"?>
<!DOCTYPE math  PUBLIC '-//OpenOffice.org//DTD Modified W3C MathML 1.01//EN'  'math.dtd'>
<math:math xmlns:math="http://www.w3.org/1998/Math/MathML">
  <math:semantics>
    <math:mrow>
      <math:msub>
        <math:mi>I</math:mi>
        <math:mrow>
          <math:mrow>
            <math:mi math:fontstyle="italic">ano</math:mi>
            <math:mi>X</math:mi>
          </math:mrow>
          <math:mo math:stretchy="false">/</math:mo>
          <math:mrow>
            <math:mi math:fontstyle="italic">ano</math:mi>
            <math:mi math:fontstyle="italic">base</math:mi>
          </math:mrow>
        </math:mrow>
      </math:msub>
      <math:mo math:stretchy="false">=</math:mo>
      <math:mrow>
        <math:mfrac>
          <math:mrow>
            <math:mi math:fontstyle="italic">Preço</math:mi>
            <math:mi math:fontstyle="italic">do</math:mi>
            <math:mi math:fontstyle="italic">bem</math:mi>
            <math:mi math:fontstyle="italic">no</math:mi>
            <math:mi math:fontstyle="italic">ano</math:mi>
            <math:mi>X</math:mi>
          </math:mrow>
          <math:mrow>
            <math:mi math:fontstyle="italic">preço</math:mi>
            <math:mi math:fontstyle="italic">do</math:mi>
            <math:mi math:fontstyle="italic">bem</math:mi>
            <math:mi math:fontstyle="italic">no</math:mi>
            <math:mi math:fontstyle="italic">ano</math:mi>
            <math:mi math:fontstyle="italic">base</math:mi>
          </math:mrow>
        </math:mfrac>
        <math:mo math:stretchy="false">∗</math:mo>
        <math:mn>100</math:mn>
      </math:mrow>
    </math:mrow>
    <math:annotation math:encoding="StarMath 5.0">I_{{ano X}/{ano base}} = {Preço do bem no ano X}over{preço do bem no ano base}*100</math:annotation>
  </math:semantics>
</math:math>
</file>

<file path=Object 10/content.xml><?xml version="1.0" encoding="utf-8"?>
<!DOCTYPE math  PUBLIC '-//OpenOffice.org//DTD Modified W3C MathML 1.01//EN'  'math.dtd'>
<math:math xmlns:math="http://www.w3.org/1998/Math/MathML">
  <math:semantics>
    <math:mrow>
      <math:mi math:fontstyle="italic">Procura</math:mi>
      <math:mi math:fontstyle="italic">interna</math:mi>
      <math:mrow>
        <math:mi math:fontstyle="italic">Final</math:mi>
        <math:mo math:stretchy="false">=</math:mo>
        <math:mi math:fontstyle="italic">Consumo</math:mi>
      </math:mrow>
      <math:mrow>
        <math:mi math:fontstyle="italic">Privado</math:mi>
        <math:mo math:stretchy="false">+</math:mo>
        <math:mi math:fontstyle="italic">Consumo</math:mi>
      </math:mrow>
      <math:mrow>
        <math:mi math:fontstyle="italic">Colectivo</math:mi>
        <math:mo math:stretchy="false">+</math:mo>
        <math:mi math:fontstyle="italic">Formação</math:mi>
      </math:mrow>
      <math:mi math:fontstyle="italic">Bruta</math:mi>
      <math:mi math:fontstyle="italic">de</math:mi>
      <math:mi math:fontstyle="italic">Capital</math:mi>
      <math:mi math:fontstyle="italic">Fixo</math:mi>
    </math:mrow>
    <math:annotation math:encoding="StarMath 5.0">Procura interna Final = Consumo Privado + Consumo Colectivo + Formação Bruta de Capital Fixo</math:annotation>
  </math:semantics>
</math:math>
</file>

<file path=Object 11/content.xml><?xml version="1.0" encoding="utf-8"?>
<!DOCTYPE math  PUBLIC '-//OpenOffice.org//DTD Modified W3C MathML 1.01//EN'  'math.dtd'>
<math:math xmlns:math="http://www.w3.org/1998/Math/MathML">
  <math:semantics>
    <math:mrow>
      <math:mi math:fontstyle="italic">Procura</math:mi>
      <math:mi math:fontstyle="italic">Interna</math:mi>
      <math:mrow>
        <math:mi math:fontstyle="italic">Total</math:mi>
        <math:mo math:stretchy="false">=</math:mo>
        <math:mi math:fontstyle="italic">Procura</math:mi>
      </math:mrow>
      <math:mi math:fontstyle="italic">Interna</math:mi>
      <math:mrow>
        <math:mi math:fontstyle="italic">Final</math:mi>
        <math:mo math:stretchy="false">+</math:mo>
        <math:mi math:fontstyle="italic">Variação</math:mi>
      </math:mrow>
      <math:mi math:fontstyle="italic">de</math:mi>
      <math:mi math:fontstyle="italic">Existências</math:mi>
    </math:mrow>
    <math:annotation math:encoding="StarMath 5.0">Procura Interna Total = Procura Interna Final + Variação de Existências</math:annotation>
  </math:semantics>
</math:math>
</file>

<file path=Object 12/content.xml><?xml version="1.0" encoding="utf-8"?>
<!DOCTYPE math  PUBLIC '-//OpenOffice.org//DTD Modified W3C MathML 1.01//EN'  'math.dtd'>
<math:math xmlns:math="http://www.w3.org/1998/Math/MathML">
  <math:semantics>
    <math:mrow>
      <math:mi math:fontstyle="italic">Procura</math:mi>
      <math:mrow>
        <math:mi math:fontstyle="italic">Global</math:mi>
        <math:mo math:stretchy="false">=</math:mo>
        <math:mi math:fontstyle="italic">Procura</math:mi>
      </math:mrow>
      <math:mi math:fontstyle="italic">Interna</math:mi>
      <math:mrow>
        <math:mi math:fontstyle="italic">Total</math:mi>
        <math:mo math:stretchy="false">+</math:mo>
        <math:mi math:fontstyle="italic">Exportações</math:mi>
      </math:mrow>
    </math:mrow>
    <math:annotation math:encoding="StarMath 5.0">Procura Global = Procura Interna Total + Exportações</math:annotation>
  </math:semantics>
</math:math>
</file>

<file path=Object 13/content.xml><?xml version="1.0" encoding="utf-8"?>
<!DOCTYPE math  PUBLIC '-//OpenOffice.org//DTD Modified W3C MathML 1.01//EN'  'math.dtd'>
<math:math xmlns:math="http://www.w3.org/1998/Math/MathML">
  <math:semantics>
    <math:mrow>
      <math:mrow>
        <math:mrow>
          <math:msub>
            <math:mi math:fontstyle="italic">PIB</math:mi>
            <math:mi math:fontstyle="italic">pm</math:mi>
          </math:msub>
          <math:mo math:stretchy="false">=</math:mo>
          <math:mi math:fontstyle="italic">DI</math:mi>
        </math:mrow>
        <math:mo math:stretchy="false">=</math:mo>
        <math:mi math:fontstyle="italic">Consumo</math:mi>
      </math:mrow>
      <math:mrow>
        <math:mi math:fontstyle="italic">Privado</math:mi>
        <math:mo math:stretchy="false">+</math:mo>
        <math:mi math:fontstyle="italic">Consumo</math:mi>
      </math:mrow>
      <math:mrow>
        <math:mrow>
          <math:mrow>
            <math:mi math:fontstyle="italic">Colectivo</math:mi>
            <math:mo math:stretchy="false">+</math:mo>
            <math:mi math:fontstyle="italic">Investimento</math:mi>
          </math:mrow>
          <math:mo math:stretchy="false">+</math:mo>
          <math:mi math:fontstyle="italic">Exportações</math:mi>
        </math:mrow>
        <math:mo math:stretchy="false">−</math:mo>
        <math:mi math:fontstyle="italic">Importações</math:mi>
      </math:mrow>
    </math:mrow>
    <math:annotation math:encoding="StarMath 5.0">PIB_{pm} =  DI = Consumo Privado + Consumo Colectivo + Investimento + Exportações - Importações</math:annotation>
  </math:semantics>
</math:math>
</file>

<file path=Object 14/content.xml><?xml version="1.0" encoding="utf-8"?>
<!DOCTYPE math  PUBLIC '-//OpenOffice.org//DTD Modified W3C MathML 1.01//EN'  'math.dtd'>
<math:math xmlns:math="http://www.w3.org/1998/Math/MathML">
  <math:semantics>
    <math:mrow>
      <math:mrow>
        <math:mrow>
          <math:msub>
            <math:mi math:fontstyle="italic">PNB</math:mi>
            <math:mi math:fontstyle="italic">pm</math:mi>
          </math:msub>
          <math:mo math:stretchy="false">=</math:mo>
          <math:mi math:fontstyle="italic">DN</math:mi>
        </math:mrow>
        <math:mo math:stretchy="false">=</math:mo>
        <math:mrow>
          <math:msub>
            <math:mi math:fontstyle="italic">PIB</math:mi>
            <math:mi math:fontstyle="italic">pm</math:mi>
          </math:msub>
          <math:mo math:stretchy="false">+</math:mo>
          <math:mi math:fontstyle="italic">Saldo</math:mi>
        </math:mrow>
      </math:mrow>
      <math:mi math:fontstyle="italic">dos</math:mi>
      <math:mi math:fontstyle="italic">Rendimentos</math:mi>
      <math:mi math:fontstyle="italic">do</math:mi>
      <math:mi math:fontstyle="italic">Resto</math:mi>
      <math:mi math:fontstyle="italic">do</math:mi>
      <math:mi math:fontstyle="italic">Mundo</math:mi>
    </math:mrow>
    <math:annotation math:encoding="StarMath 5.0">PNB_{pm} = DN = PIB_{pm} + Saldo dos Rendimentos do Resto do Mundo</math:annotation>
  </math:semantics>
</math:math>
</file>

<file path=Object 15/content.xml><?xml version="1.0" encoding="utf-8"?>
<!DOCTYPE math  PUBLIC '-//OpenOffice.org//DTD Modified W3C MathML 1.01//EN'  'math.dtd'>
<math:math xmlns:math="http://www.w3.org/1998/Math/MathML">
  <math:semantics>
    <math:mrow>
      <math:mrow>
        <math:msub>
          <math:mi math:fontstyle="italic">PNL</math:mi>
          <math:mi math:fontstyle="italic">pm</math:mi>
        </math:msub>
        <math:mo math:stretchy="false">=</math:mo>
        <math:mi math:fontstyle="italic">DN</math:mi>
      </math:mrow>
      <math:mi>–</math:mi>
      <math:mi math:fontstyle="italic">Consumo</math:mi>
      <math:mi math:fontstyle="italic">de</math:mi>
      <math:mi math:fontstyle="italic">Capital</math:mi>
      <math:mi math:fontstyle="italic">Fixo</math:mi>
      <math:mrow>
        <math:mo math:stretchy="false">(</math:mo>
        <math:mi math:fontstyle="italic">Amortização</math:mi>
        <math:mo math:stretchy="false">)</math:mo>
      </math:mrow>
    </math:mrow>
    <math:annotation math:encoding="StarMath 5.0">PNL_{pm} = DN – Consumo de Capital Fixo (Amortização)</math:annotation>
  </math:semantics>
</math:math>
</file>

<file path=Object 16/content.xml><?xml version="1.0" encoding="utf-8"?>
<!DOCTYPE math  PUBLIC '-//OpenOffice.org//DTD Modified W3C MathML 1.01//EN'  'math.dtd'>
<math:math xmlns:math="http://www.w3.org/1998/Math/MathML">
  <math:semantics>
    <math:mrow>
      <math:mrow>
        <math:msub>
          <math:mi math:fontstyle="italic">PNL</math:mi>
          <math:mi math:fontstyle="italic">cf</math:mi>
        </math:msub>
        <math:mo math:stretchy="false">=</math:mo>
        <math:msub>
          <math:mi math:fontstyle="italic">PNL</math:mi>
          <math:mi math:fontstyle="italic">pm</math:mi>
        </math:msub>
      </math:mrow>
      <math:mi>–</math:mi>
      <math:mi math:fontstyle="italic">Impostos</math:mi>
      <math:mrow>
        <math:mi math:fontstyle="italic">Indirectos</math:mi>
        <math:mo math:stretchy="false">+</math:mo>
        <math:mi math:fontstyle="italic">Subsídios</math:mi>
      </math:mrow>
    </math:mrow>
    <math:annotation math:encoding="StarMath 5.0">PNL_{cf}=PNL_{pm} – Impostos Indirectos + Subsídios</math:annotation>
  </math:semantics>
</math:math>
</file>

<file path=Object 17/content.xml><?xml version="1.0" encoding="utf-8"?>
<!DOCTYPE math  PUBLIC '-//OpenOffice.org//DTD Modified W3C MathML 1.01//EN'  'math.dtd'>
<math:math xmlns:math="http://www.w3.org/1998/Math/MathML">
  <math:semantics>
    <math:mrow>
      <math:mi math:fontstyle="italic">RN</math:mi>
      <math:mo math:stretchy="false">=</math:mo>
      <math:msub>
        <math:mi math:fontstyle="italic">PNB</math:mi>
        <math:mi math:fontstyle="italic">pm</math:mi>
      </math:msub>
    </math:mrow>
    <math:annotation math:encoding="StarMath 5.0">RN = PNB_{pm}</math:annotation>
  </math:semantics>
</math:math>
</file>

<file path=Object 2/content.xml><?xml version="1.0" encoding="utf-8"?>
<!DOCTYPE math  PUBLIC '-//OpenOffice.org//DTD Modified W3C MathML 1.01//EN'  'math.dtd'>
<math:math xmlns:math="http://www.w3.org/1998/Math/MathML">
  <math:semantics>
    <math:mrow>
      <math:mrow>
        <math:msub>
          <math:mi math:fontstyle="italic">Produto</math:mi>
          <math:mi math:fontstyle="italic">pm</math:mi>
        </math:msub>
        <math:mo math:stretchy="false">=</math:mo>
        <math:mrow>
          <math:msub>
            <math:mi math:fontstyle="italic">Produto</math:mi>
            <math:mi math:fontstyle="italic">cf</math:mi>
          </math:msub>
          <math:mo math:stretchy="false">+</math:mo>
          <math:mi math:fontstyle="italic">Impostos</math:mi>
        </math:mrow>
      </math:mrow>
      <math:mi math:fontstyle="italic">Indirectos</math:mi>
      <math:mi>–</math:mi>
      <math:mi math:fontstyle="italic">Subsídios</math:mi>
      <math:mi>à</math:mi>
      <math:mi math:fontstyle="italic">Produção</math:mi>
    </math:mrow>
    <math:annotation math:encoding="StarMath 5.0">Produto_{pm}=Produto_{cf} + Impostos Indirectos – Subsídios à Produção</math:annotation>
  </math:semantics>
</math:math>
</file>

<file path=Object 3/content.xml><?xml version="1.0" encoding="utf-8"?>
<!DOCTYPE math  PUBLIC '-//OpenOffice.org//DTD Modified W3C MathML 1.01//EN'  'math.dtd'>
<math:math xmlns:math="http://www.w3.org/1998/Math/MathML">
  <math:semantics>
    <math:mrow>
      <math:mi math:fontstyle="italic">Produto</math:mi>
      <math:mrow>
        <math:mi math:fontstyle="italic">Nacional</math:mi>
        <math:mo math:stretchy="false">=</math:mo>
        <math:mi math:fontstyle="italic">Produto</math:mi>
      </math:mrow>
      <math:mrow>
        <math:mi math:fontstyle="italic">Interno</math:mi>
        <math:mo math:stretchy="false">+</math:mo>
        <math:mi math:fontstyle="italic">Saldo</math:mi>
      </math:mrow>
      <math:mi math:fontstyle="italic">dos</math:mi>
      <math:mi math:fontstyle="italic">Rendimentos</math:mi>
      <math:mi math:fontstyle="italic">do</math:mi>
      <math:mi math:fontstyle="italic">Resto</math:mi>
      <math:mi math:fontstyle="italic">do</math:mi>
      <math:mi math:fontstyle="italic">Mundo</math:mi>
    </math:mrow>
    <math:annotation math:encoding="StarMath 5.0">Produto Nacional = Produto Interno + Saldo dos Rendimentos do Resto do Mundo</math:annotation>
  </math:semantics>
</math:math>
</file>

<file path=Object 4/content.xml><?xml version="1.0" encoding="utf-8"?>
<!DOCTYPE math  PUBLIC '-//OpenOffice.org//DTD Modified W3C MathML 1.01//EN'  'math.dtd'>
<math:math xmlns:math="http://www.w3.org/1998/Math/MathML">
  <math:semantics>
    <math:msub>
      <math:mi math:fontstyle="italic">PNB</math:mi>
      <math:mi math:fontstyle="italic">pm</math:mi>
    </math:msub>
    <math:annotation math:encoding="StarMath 5.0">PNB_{pm}</math:annotation>
  </math:semantics>
</math:math>
</file>

<file path=Object 5/content.xml><?xml version="1.0" encoding="utf-8"?>
<!DOCTYPE math  PUBLIC '-//OpenOffice.org//DTD Modified W3C MathML 1.01//EN'  'math.dtd'>
<math:math xmlns:math="http://www.w3.org/1998/Math/MathML">
  <math:semantics>
    <math:msub>
      <math:mi math:fontstyle="italic">PNL</math:mi>
      <math:mi math:fontstyle="italic">cf</math:mi>
    </math:msub>
    <math:annotation math:encoding="StarMath 5.0">PNL_{cf}</math:annotation>
  </math:semantics>
</math:math>
</file>

<file path=Object 6/content.xml><?xml version="1.0" encoding="utf-8"?>
<!DOCTYPE math  PUBLIC '-//OpenOffice.org//DTD Modified W3C MathML 1.01//EN'  'math.dtd'>
<math:math xmlns:math="http://www.w3.org/1998/Math/MathML">
  <math:semantics>
    <math:mrow>
      <math:mrow>
        <math:msub>
          <math:mi math:fontstyle="italic">PIB</math:mi>
          <math:mi math:fontstyle="italic">pm</math:mi>
        </math:msub>
        <math:mo math:stretchy="false">=</math:mo>
        <math:mrow>
          <math:mrow>
            <math:mo math:stretchy="false">∑</math:mo>
            <math:msub>
              <math:mi math:fontstyle="italic">VAB</math:mi>
              <math:mi math:fontstyle="italic">pm</math:mi>
            </math:msub>
          </math:mrow>
          <math:mo math:stretchy="false">+</math:mo>
          <math:mi math:fontstyle="italic">Impostos</math:mi>
        </math:mrow>
      </math:mrow>
      <math:mi math:fontstyle="italic">Ligados</math:mi>
      <math:mi>à</math:mi>
      <math:mi math:fontstyle="italic">Importação</math:mi>
    </math:mrow>
    <math:annotation math:encoding="StarMath 5.0">PIB_{pm} = sum{VAB_{pm}} + Impostos Ligados à Importação</math:annotation>
  </math:semantics>
</math:math>
</file>

<file path=Object 7/content.xml><?xml version="1.0" encoding="utf-8"?>
<!DOCTYPE math  PUBLIC '-//OpenOffice.org//DTD Modified W3C MathML 1.01//EN'  'math.dtd'>
<math:math xmlns:math="http://www.w3.org/1998/Math/MathML">
  <math:semantics>
    <math:mrow>
      <math:mrow>
        <math:msub>
          <math:mi math:fontstyle="italic">PNB</math:mi>
          <math:mi math:fontstyle="italic">pm</math:mi>
        </math:msub>
        <math:mo math:stretchy="false">=</math:mo>
        <math:mrow>
          <math:msub>
            <math:mi math:fontstyle="italic">PIB</math:mi>
            <math:mi math:fontstyle="italic">pm</math:mi>
          </math:msub>
          <math:mo math:stretchy="false">+</math:mo>
          <math:mi math:fontstyle="italic">Rendimentos</math:mi>
        </math:mrow>
      </math:mrow>
      <math:mi math:fontstyle="italic">Recebidos</math:mi>
      <math:mi math:fontstyle="italic">do</math:mi>
      <math:mi math:fontstyle="italic">Resto</math:mi>
      <math:mi math:fontstyle="italic">do</math:mi>
      <math:mi math:fontstyle="italic">Mundo</math:mi>
      <math:mi>–</math:mi>
      <math:mi math:fontstyle="italic">Rendimentos</math:mi>
      <math:mi math:fontstyle="italic">Enviados</math:mi>
      <math:mi math:fontstyle="italic">para</math:mi>
      <math:mi>o</math:mi>
      <math:mi math:fontstyle="italic">Resto</math:mi>
      <math:mi math:fontstyle="italic">do</math:mi>
      <math:mi math:fontstyle="italic">Mundo</math:mi>
    </math:mrow>
    <math:annotation math:encoding="StarMath 5.0">PNB_{pm} = PIB_{pm} + Rendimentos Recebidos do Resto do Mundo – Rendimentos Enviados para o Resto do Mundo</math:annotation>
  </math:semantics>
</math:math>
</file>

<file path=Object 8/content.xml><?xml version="1.0" encoding="utf-8"?>
<!DOCTYPE math  PUBLIC '-//OpenOffice.org//DTD Modified W3C MathML 1.01//EN'  'math.dtd'>
<math:math xmlns:math="http://www.w3.org/1998/Math/MathML">
  <math:semantics>
    <math:mrow>
      <math:mrow>
        <math:msub>
          <math:mi math:fontstyle="italic">PNL</math:mi>
          <math:mi math:fontstyle="italic">pm</math:mi>
        </math:msub>
        <math:mo math:stretchy="false">=</math:mo>
        <math:msub>
          <math:mi math:fontstyle="italic">PNB</math:mi>
          <math:mi math:fontstyle="italic">pm</math:mi>
        </math:msub>
      </math:mrow>
      <math:mi>–</math:mi>
      <math:mi math:fontstyle="italic">Consumo</math:mi>
      <math:mi math:fontstyle="italic">de</math:mi>
      <math:mi math:fontstyle="italic">Capital</math:mi>
      <math:mi math:fontstyle="italic">Fixo</math:mi>
      <math:mrow>
        <math:mo math:stretchy="false">(</math:mo>
        <math:mi math:fontstyle="italic">Amortização</math:mi>
        <math:mo math:stretchy="false">)</math:mo>
      </math:mrow>
    </math:mrow>
    <math:annotation math:encoding="StarMath 5.0">PNL_{pm} = PNB_{pm} – Consumo de Capital Fixo (Amortização)</math:annotation>
  </math:semantics>
</math:math>
</file>

<file path=Object 9/content.xml><?xml version="1.0" encoding="utf-8"?>
<!DOCTYPE math  PUBLIC '-//OpenOffice.org//DTD Modified W3C MathML 1.01//EN'  'math.dtd'>
<math:math xmlns:math="http://www.w3.org/1998/Math/MathML">
  <math:semantics>
    <math:mrow>
      <math:mrow>
        <math:msub>
          <math:mi math:fontstyle="italic">PNL</math:mi>
          <math:mi math:fontstyle="italic">cf</math:mi>
        </math:msub>
        <math:mo math:stretchy="false">=</math:mo>
        <math:msub>
          <math:mi math:fontstyle="italic">PNB</math:mi>
          <math:mi math:fontstyle="italic">pm</math:mi>
        </math:msub>
      </math:mrow>
      <math:mi>–</math:mi>
      <math:mi math:fontstyle="italic">Consumo</math:mi>
      <math:mi math:fontstyle="italic">de</math:mi>
      <math:mi math:fontstyle="italic">Capital</math:mi>
      <math:mi math:fontstyle="italic">Fixo</math:mi>
      <math:mi>–</math:mi>
      <math:mi math:fontstyle="italic">Impostos</math:mi>
      <math:mrow>
        <math:mi math:fontstyle="italic">Indirectos</math:mi>
        <math:mo math:stretchy="false">+</math:mo>
        <math:mi math:fontstyle="italic">Subsídios</math:mi>
      </math:mrow>
    </math:mrow>
    <math:annotation math:encoding="StarMath 5.0">PNL_{cf} = PNB_{pm} – Consumo de Capital Fixo – Impostos Indirectos + Subsídios</math:annotation>
  </math:semantics>
</math:math>
</file>